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Roboto" svg:font-family="Roboto,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8pt" fo:font-weight="bold" style:font-size-asian="18pt" style:font-weight-asian="bold" style:font-size-complex="18pt" style:font-weight-complex="bold"/>
    </style:style>
    <style:style style:name="P5" style:family="paragraph" style:parent-style-name="Standard">
      <style:paragraph-properties fo:text-align="justify" style:justify-single-word="false"/>
      <style:text-properties fo:font-size="14pt" fo:font-weight="normal" style:font-size-asian="14pt" style:font-weight-asian="normal" style:font-size-complex="14pt" style:font-weight-complex="normal"/>
    </style:style>
    <style:style style:name="P6" style:family="paragraph" style:parent-style-name="Standard" style:list-style-name="L1">
      <style:paragraph-properties fo:text-align="justify" style:justify-single-word="false"/>
      <style:text-properties fo:font-size="14pt" fo:font-weight="normal" style:font-size-asian="14pt" style:font-weight-asian="normal" style:font-size-complex="14pt" style:font-weight-complex="normal"/>
    </style:style>
    <style:style style:name="P7"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8"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9" style:family="paragraph" style:parent-style-name="Standard" style:list-style-name="L5">
      <style:paragraph-properties fo:text-align="start" style:justify-single-word="false"/>
      <style:text-properties fo:font-variant="normal" fo:text-transform="none" fo:color="#202124" style:font-name="Times New Roman" fo:font-size="14pt" fo:letter-spacing="normal" fo:font-style="normal" fo:font-weight="normal"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11"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12" style:family="paragraph" style:parent-style-name="Standard" style:list-style-name="L7">
      <style:paragraph-properties fo:text-align="start" style:justify-single-word="false"/>
      <style:text-properties style:font-name="Times New Roman" fo:font-size="14pt" fo:font-weight="bold" style:font-size-asian="14pt" style:font-weight-asian="bold" style:font-size-complex="14pt" style:font-weight-complex="bold"/>
    </style:style>
    <style:style style:name="P13" style:family="paragraph" style:parent-style-name="Text_20_body" style:list-style-name="L5">
      <style:paragraph-properties fo:text-align="start" style:justify-single-word="false"/>
      <style:text-properties style:font-name="Times New Roman" fo:font-size="14pt" fo:font-weight="normal" style:font-size-asian="14pt" style:font-weight-asian="normal" style:font-size-complex="14pt" style:font-weight-complex="normal"/>
    </style:style>
    <style:style style:name="T1" style:family="text">
      <style:text-properties fo:font-size="18pt" style:font-size-asian="18pt" style:font-size-complex="18pt"/>
    </style:style>
    <style:style style:name="T2" style:family="text">
      <style:text-properties fo:font-weight="normal" style:font-weight-asian="normal" style:font-weight-complex="normal"/>
    </style:style>
    <style:style style:name="T3" style:family="text">
      <style:text-properties fo:font-variant="normal" fo:text-transform="none" fo:color="#202124" style:font-name="Roboto" fo:font-size="10.5pt" fo:letter-spacing="normal" fo:font-style="normal" fo:font-weight="normal"/>
    </style:style>
    <style:style style:name="T4" style:family="text">
      <style:text-properties fo:font-variant="normal" fo:text-transform="none" fo:color="#202124" style:font-name="Roboto" fo:letter-spacing="normal" fo:font-style="normal" fo:font-weight="normal"/>
    </style:style>
    <style:style style:name="T5" style:family="text">
      <style:text-properties fo:font-variant="normal" fo:text-transform="none" fo:color="#202124" fo:letter-spacing="normal" fo:font-style="normal" fo:font-weight="normal"/>
    </style:style>
    <text:list-style style:name="L1">
      <text:list-level-style-bullet text:level="1" text:style-name="Bullet_20_Symbols" text:bullet-char="•">
        <style:list-level-properties text:list-level-position-and-space-mode="label-alignment">
          <style:list-level-label-alignment text:label-followed-by="listtab" text:list-tab-stop-position="1.4236in" fo:text-indent="-0.25in" fo:margin-left="1.423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736in" fo:text-indent="-0.25in" fo:margin-left="1.673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236in" fo:text-indent="-0.25in" fo:margin-left="1.923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36in" fo:text-indent="-0.25in" fo:margin-left="2.173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236in" fo:text-indent="-0.25in" fo:margin-left="2.423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6736in" fo:text-indent="-0.25in" fo:margin-left="2.673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236in" fo:text-indent="-0.25in" fo:margin-left="2.923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1736in" fo:text-indent="-0.25in" fo:margin-left="3.173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236in" fo:text-indent="-0.25in" fo:margin-left="3.423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6736in" fo:text-indent="-0.25in" fo:margin-left="3.6736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6181in" fo:text-indent="-0.25in" fo:margin-left="1.618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681in" fo:text-indent="-0.25in" fo:margin-left="1.868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181in" fo:text-indent="-0.25in" fo:margin-left="2.118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3681in" fo:text-indent="-0.25in" fo:margin-left="2.368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6181in" fo:text-indent="-0.25in" fo:margin-left="2.618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8681in" fo:text-indent="-0.25in" fo:margin-left="2.868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1181in" fo:text-indent="-0.25in" fo:margin-left="3.118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3681in" fo:text-indent="-0.25in" fo:margin-left="3.368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6181in" fo:text-indent="-0.25in" fo:margin-left="3.618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8681in" fo:text-indent="-0.25in" fo:margin-left="3.8681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5693in" fo:text-indent="-0.25in" fo:margin-left="1.5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193in" fo:text-indent="-0.25in" fo:margin-left="1.8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693in" fo:text-indent="-0.25in" fo:margin-left="2.0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3193in" fo:text-indent="-0.25in" fo:margin-left="2.3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693in" fo:text-indent="-0.25in" fo:margin-left="2.5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8193in" fo:text-indent="-0.25in" fo:margin-left="2.8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0693in" fo:text-indent="-0.25in" fo:margin-left="3.0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3193in" fo:text-indent="-0.25in" fo:margin-left="3.3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693in" fo:text-indent="-0.25in" fo:margin-left="3.5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8193in" fo:text-indent="-0.25in" fo:margin-left="3.819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264in" fo:text-indent="-0.25in" fo:margin-left="1.326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764in" fo:text-indent="-0.25in" fo:margin-left="1.576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264in" fo:text-indent="-0.25in" fo:margin-left="1.826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764in" fo:text-indent="-0.25in" fo:margin-left="2.076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3264in" fo:text-indent="-0.25in" fo:margin-left="2.326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764in" fo:text-indent="-0.25in" fo:margin-left="2.576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8264in" fo:text-indent="-0.25in" fo:margin-left="2.826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0764in" fo:text-indent="-0.25in" fo:margin-left="3.076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3264in" fo:text-indent="-0.25in" fo:margin-left="3.326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764in" fo:text-indent="-0.25in" fo:margin-left="3.5764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1252in" fo:text-indent="-0.25in" fo:margin-left="3.12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3752in" fo:text-indent="-0.25in" fo:margin-left="3.37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6252in" fo:text-indent="-0.25in" fo:margin-left="3.6252in"/>
        </style:list-level-properties>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264in" fo:text-indent="-0.25in" fo:margin-left="1.326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764in" fo:text-indent="-0.25in" fo:margin-left="1.576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264in" fo:text-indent="-0.25in" fo:margin-left="1.826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764in" fo:text-indent="-0.25in" fo:margin-left="2.076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3264in" fo:text-indent="-0.25in" fo:margin-left="2.326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764in" fo:text-indent="-0.25in" fo:margin-left="2.576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8264in" fo:text-indent="-0.25in" fo:margin-left="2.826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0764in" fo:text-indent="-0.25in" fo:margin-left="3.076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3264in" fo:text-indent="-0.25in" fo:margin-left="3.326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764in" fo:text-indent="-0.25in" fo:margin-left="3.5764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 text:c="40"/><text:span text:style-name="T1"><text:s/>Lab 2: Project Narrative</text:span></text:p>
      <text:p text:style-name="P4"/>
      <text:p text:style-name="P3">Project Title : <text:s/><text:span text:style-name="T2">STUDENT RESULT MANAGEMENT SYSTEM (SRMS)</text:span></text:p>
      <text:p text:style-name="P3"/>
      <text:p text:style-name="P3">Project Summary and Overall Approach: </text:p>
      <text:p text:style-name="P3"><text:s text:c="41"/></text:p>
      <text:p text:style-name="P5">SRMS <text:s/>a platform to <text:s/>manage the <text:s/>student result , attendance <text:s/>and <text:s/>CGPA etc . In <text:s/>SRMS </text:p>
      <text:p text:style-name="P5">Student and Teacher both can login. Teacher can edit or enter marks, attendance but Student can only see. First we create ER diagram for Storing the data in MYSQL. In the back-end for storing the information and data, we use DBMS (mysql). In the back-end we create database in mysql and then connect with python. In front-end we use GUI(tkinter). Then we connect them both back-end and front-end. In this Project we use Waterfall Approach.</text:p>
      <text:p text:style-name="P11"/>
      <text:p text:style-name="P7"/>
      <text:p text:style-name="P3"><text:s/>Responsibility of Team Members: <text:s text:c="5"/></text:p>
      <text:p text:style-name="P3">Member 1:- <text:s text:c="4"/></text:p>
      <text:list xml:id="list4167018503458898211" text:style-name="L7">
        <text:list-item>
          <text:p text:style-name="P12"><text:span text:style-name="T5">Gather all the related information from all the stakeholders (Example: university management, students, teachers etc).</text:span> </text:p>
        </text:list-item>
        <text:list-item>
          <text:p text:style-name="P12"><text:span text:style-name="T5">Analyze the requirement and prepare a well defined requirement set.</text:span> </text:p>
        </text:list-item>
        <text:list-item>
          <text:p text:style-name="P12"><text:span text:style-name="T5">Then design all related modeling diagrams on the basis of above information provided.</text:span> </text:p>
        </text:list-item>
      </text:list>
      <text:p text:style-name="P10"><text:s text:c="19"/></text:p>
      <text:p text:style-name="P3"/>
      <text:p text:style-name="P3"><text:s text:c="3"/></text:p>
      <text:p text:style-name="P3"><text:s/>Member 2:- </text:p>
      <text:list xml:id="list1761513556024901864" text:style-name="L1">
        <text:list-item>
          <text:p text:style-name="P6">First we create database with help of MYSQL . </text:p>
        </text:list-item>
        <text:list-item>
          <text:p text:style-name="P6">Then we create back-end in python </text:p>
        </text:list-item>
        <text:list-item>
          <text:p text:style-name="P6">then I connect them.</text:p>
        </text:list-item>
      </text:list>
      <text:p text:style-name="P3"><text:s text:c="6"/></text:p>
      <text:p text:style-name="P3"><text:s/>Member 3:- <text:s/></text:p>
      <text:list xml:id="list5178036223690454005" text:style-name="L5">
        <text:list-item>
          <text:p text:style-name="P13">designing our fronted with the help of GUI(thinker)</text:p>
        </text:list-item>
        <text:list-item>
          <text:p text:style-name="P9">then connect it with back-end. </text:p>
        </text:list-item>
        <text:list-item>
          <text:p text:style-name="P9">and then test it </text:p>
        </text:list-item>
      </text:list>
      <text:p text:style-name="P4"/>
      <text:p text:style-name="P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Roboto" svg:font-family="Roboto,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07T09:32:26.32</meta:creation-date>
    <dc:date>2022-03-21T10:46:54.27</dc:date>
    <meta:editing-duration>PT2M27S</meta:editing-duration>
    <meta:editing-cycles>1</meta:editing-cycles>
    <meta:generator>OpenOffice/4.0.1$Win32 OpenOffice.org_project/401m5$Build-9714</meta:generator>
    <meta:document-statistic meta:table-count="0" meta:image-count="0" meta:object-count="0" meta:page-count="1" meta:paragraph-count="22" meta:word-count="201" meta:character-count="1313"/>
  </office:meta>
</office:document-meta>
</file>